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400000219BB546C766652BAFE.png" manifest:media-type="image/png"/>
  <manifest:file-entry manifest:full-path="Pictures/100000010000050A000000D9575695F4673293C3.png" manifest:media-type="image/png"/>
  <manifest:file-entry manifest:full-path="Pictures/100000010000046E000002469F6279AD507BEC30.png" manifest:media-type="image/png"/>
  <manifest:file-entry manifest:full-path="Pictures/1000000100000485000000CB5AED8ECEDBC9BF8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2ef" officeooo:paragraph-rsid="000952ef"/>
    </style:style>
    <style:style style:name="P2" style:family="paragraph" style:parent-style-name="Standard">
      <style:text-properties officeooo:rsid="0009652c" officeooo:paragraph-rsid="0009652c"/>
    </style:style>
    <style:style style:name="P3" style:family="paragraph" style:parent-style-name="Standard">
      <style:text-properties officeooo:rsid="000b479c" officeooo:paragraph-rsid="000b479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/>
      <text:p text:style-name="P2"><draw:frame draw:style-name="fr3" draw:name="Image1" text:anchor-type="char" svg:width="6.9252in" svg:height="1.2146in" draw:z-index="0"><draw:image xlink:href="Pictures/1000000100000485000000CB5AED8ECEDBC9BF8B.png" xlink:type="simple" xlink:show="embed" xlink:actuate="onLoad" draw:mime-type="image/png"/></draw:frame>Prob<draw:frame draw:style-name="fr2" draw:name="Image2" text:anchor-type="char" svg:x="0in" svg:y="1.6972in" svg:width="6.9252in" svg:height="3.5535in" draw:z-index="1"><draw:image xlink:href="Pictures/100000010000046E000002469F6279AD507BEC30.png" xlink:type="simple" xlink:show="embed" xlink:actuate="onLoad" draw:mime-type="image/png"/></draw:frame>lem 2</text:p>
      <text:p text:style-name="P2"/>
      <text:p text:style-name="P3"><draw:frame draw:style-name="fr2" draw:name="Image3" text:anchor-type="char" svg:x="-0.028in" svg:y="3.7102in" svg:width="6.9252in" svg:height="1.1646in" draw:z-index="2"><draw:image xlink:href="Pictures/100000010000050A000000D9575695F4673293C3.png" xlink:type="simple" xlink:show="embed" xlink:actuate="onLoad" draw:mime-type="image/png"/></draw:frame>Problem 3</text:p>
      <text:p text:style-name="P3"><draw:frame draw:style-name="fr1" draw:name="Image4" text:anchor-type="char" svg:width="6.3752in" svg:height="5.5937in" draw:z-index="3"><draw:image xlink:href="Pictures/100000010000026400000219BB546C766652BAF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9:50:59.016669981</meta:creation-date>
    <meta:generator>LibreOffice/7.4.3.2$Linux_X86_64 LibreOffice_project/40$Build-2</meta:generator>
    <dc:date>2022-12-05T22:38:17.106402469</dc:date>
    <meta:editing-duration>PT5H47M52S</meta:editing-duration>
    <meta:editing-cycles>4</meta:editing-cycles>
    <meta:document-statistic meta:table-count="0" meta:image-count="4" meta:object-count="0" meta:page-count="2" meta:paragraph-count="3" meta:word-count="6" meta:character-count="27" meta:non-whitespace-character-count="24"/>
  </office:meta>
</office:document-meta>
</file>